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B2F205BDB581FDBBD2.png" manifest:media-type="image/png"/>
  <manifest:file-entry manifest:full-path="Pictures/100002010000024A000001B0CD954E747E0DAF80.png" manifest:media-type="image/png"/>
  <manifest:file-entry manifest:full-path="Pictures/1000020100000246000001AEC4A9E6F4CC86473F.png" manifest:media-type="image/png"/>
  <manifest:file-entry manifest:full-path="Pictures/1000020100000244000001B34E100A889F4B27D2.png" manifest:media-type="image/png"/>
  <manifest:file-entry manifest:full-path="Pictures/100002010000024C000001BA6AFD57A1CE6AE8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131e" officeooo:paragraph-rsid="0009131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1043in" svg:height="4.5in" draw:z-index="0"><draw:image xlink:href="Pictures/100002010000024A000001B0CD954E747E0DAF80.png" xlink:type="simple" xlink:show="embed" xlink:actuate="onLoad"/></draw:frame><draw:frame draw:style-name="fr2" draw:name="Image2" text:anchor-type="paragraph" svg:x="0.3272in" svg:y="4.8543in" svg:width="6.0626in" svg:height="4.4791in" draw:z-index="1"><draw:image xlink:href="Pictures/1000020100000246000001AEC4A9E6F4CC86473F.png" xlink:type="simple" xlink:show="embed" xlink:actuate="onLoad"/></draw:frame></text:p>
      <text:p text:style-name="Standard"/>
      <text:p text:style-name="Standard"><text:soft-page-break/></text:p>
      <text:p text:style-name="P1"><draw:frame draw:style-name="fr1" draw:name="Image3" text:anchor-type="paragraph" svg:width="6.0417in" svg:height="4.5311in" draw:z-index="2"><draw:image xlink:href="Pictures/1000020100000244000001B34E100A889F4B27D2.png" xlink:type="simple" xlink:show="embed" xlink:actuate="onLoad"/></draw:frame></text:p>
      <text:p text:style-name="P1"/>
      <text:p text:style-name="P1"><draw:frame draw:style-name="fr1" draw:name="Image4" text:anchor-type="paragraph" svg:width="6.1252in" svg:height="4.6043in" draw:z-index="3"><draw:image xlink:href="Pictures/100002010000024C000001BA6AFD57A1CE6AE8C2.png" xlink:type="simple" xlink:show="embed" xlink:actuate="onLoad"/></draw:frame><draw:frame draw:style-name="fr2" draw:name="Image5" text:anchor-type="paragraph" svg:x="0.4783in" svg:y="5.2398in" svg:width="5.7189in" svg:height="4.5209in" draw:z-index="4"><draw:image xlink:href="Pictures/1000020100000225000001B2F205BDB581FDBBD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5:43:00.109115060</meta:creation-date>
    <dc:date>2020-03-03T17:07:04.309802095</dc:date>
    <meta:editing-duration>PT1H3M43S</meta:editing-duration>
    <meta:editing-cycles>2</meta:editing-cycles>
    <meta:generator>LibreOffice/5.2.7.2$Linux_X86_64 LibreOffice_project/20m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